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/>
    </style:style>
    <style:style style:name="P3" style:family="paragraph">
      <style:paragraph-properties fo:text-align="center"/>
      <style:text-properties style:font-name="Liberation Sans" fo:font-size="12pt"/>
    </style:style>
    <style:style style:name="P4" style:family="paragraph">
      <style:text-properties style:font-name="Liberation Sans"/>
    </style:style>
    <style:style style:name="P5" style:family="paragraph">
      <style:paragraph-properties fo:text-align="center"/>
      <style:text-properties style:font-name="Liberation Sans" fo:font-weight="normal" style:font-weight-asian="normal" style:font-weight-complex="normal"/>
    </style:style>
    <style:style style:name="P6" style:family="paragraph">
      <style:text-properties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336699" draw:textarea-horizontal-align="justify" draw:textarea-vertical-align="middle" draw:auto-grow-height="false" style:run-through="foreground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fill="solid" draw:fill-color="#729fcf" draw:textarea-horizontal-align="justify" draw:textarea-vertical-align="middle" draw:auto-grow-height="false" style:run-through="foreground"/>
    </style:style>
    <style:style style:name="gr6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7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/>
    </style:style>
    <style:style style:name="gr8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8024in" svg:height="0.7504in" svg:x="5.3854in" svg:y="0.5634in"><text:p text:style-name="P1"><text:span text:style-name="T1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3" svg:width="1.6488in" svg:height="0.7941in" svg:x="4.6898in" svg:y="-0.6138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3" svg:width="0.698in" svg:height="0.7606in" svg:x="6.615in" svg:y="-0.5264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3" svg:width="0.698in" svg:height="0.7606in" svg:x="6.5315in" svg:y="-0.4827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3" svg:width="0.698in" svg:height="0.7606in" svg:x="6.4378in" svg:y="-0.4346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3" draw:text-style-name="P4" svg:width="1.6461in" svg:height="0.7921in" svg:x="-0.3102in" svg:y="-0.4783in"><text:p text:style-name="P1"><text:span text:style-name="T1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" svg:width="1.6461in" svg:height="0.7921in" svg:x="4.6063in" svg:y="-0.5409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" svg:width="1.6461in" svg:height="0.7921in" svg:x="2.1169in" svg:y="-0.4575in"><text:p text:style-name="P1"><text:span text:style-name="T1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" svg:width="1.6461in" svg:height="0.7921in" svg:x="4.5441in" svg:y="-0.4575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5" svg:width="5.4587in" svg:height="0.313in" svg:x="-0.2811in" svg:y="0.7008in"><text:p text:style-name="P1"><text:span text:style-name="T3">Shared File-syst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svg:width="0.2713in" svg:height="0.3752in" svg:x="6.5752in" svg:y="0.326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svg:width="0.2713in" svg:height="0.3752in" svg:x="4.8043in" svg:y="0.326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svg:width="0.2713in" svg:height="0.3752in" svg:x="5.5854in" svg:y="0.334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svg:width="0.2406in" svg:height="0.3878in" svg:x="0.3508in" svg:y="0.3134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6" svg:width="0.7831in" svg:height="0.2043in" svg:x="1.3354in" svg:y="-0.161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6" svg:width="0.7831in" svg:height="0.2043in" svg:x="3.7614in" svg:y="-0.188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6" svg:width="0.4268in" svg:height="0.2043in" svg:x="6.1898in" svg:y="-0.172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51:58.197138432</meta:creation-date>
    <dc:date>2014-12-11T14:52:34.218680808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